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cc" draw:opacity="50%" draw:textarea-horizontal-align="justify" draw:textarea-vertical-align="middle" draw:auto-grow-height="false" fo:min-height="2.282cm" fo:min-width="4.5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5cm" fo:min-width="19.5cm"/>
    </style:style>
    <style:style style:name="gr3" style:family="graphic" style:parent-style-name="standard">
      <style:graphic-properties draw:fill-color="#9933ff" draw:opacity="50%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fill-color="#009900" draw:opacity="50%" draw:textarea-horizontal-align="justify" draw:textarea-vertical-align="middle" draw:auto-grow-height="false" fo:min-height="1.75cm" fo:min-width="4.5cm"/>
    </style:style>
    <style:style style:name="gr5" style:family="graphic" style:parent-style-name="standard">
      <style:graphic-properties svg:stroke-width="0.212cm" draw:marker-start="Arrow" draw:marker-start-width="0.518cm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draw:marker-start="Arrow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59cm" svg:stroke-color="#0066cc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0066cc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0" style:family="graphic" style:parent-style-name="objectwithoutfill">
      <style:graphic-properties svg:stroke-width="0.159cm" svg:stroke-color="#0066cc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dash" draw:stroke-dash="Fine_20_Dashed" svg:stroke-width="0.159cm" svg:stroke-color="#000000" draw:marker-start-width="0.438cm" draw:marker-end-width="0.438cm" draw:fill="none" draw:textarea-horizontal-align="justify" draw:textarea-vertical-align="middle" draw:auto-grow-height="false" fo:min-height="8.692cm" fo:min-width="21.742cm" fo:padding-top="0.204cm" fo:padding-bottom="0.204cm" fo:padding-left="0.329cm" fo:padding-right="0.329cm"/>
    </style:style>
    <style:style style:name="gr12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vertical-align="middle" draw:auto-grow-height="true" draw:auto-grow-width="false" fo:max-height="0cm" fo:min-height="1.292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1.443cm" fo:min-width="4.5cm"/>
    </style:style>
    <style:style style:name="gr16" style:family="graphic" style:parent-style-name="standard">
      <style:graphic-properties draw:fill-color="#009900" draw:opacity="50%" draw:textarea-horizontal-align="justify" draw:textarea-vertical-align="middle" draw:auto-grow-height="false" fo:min-height="1.011cm" fo:min-width="4.5cm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1.821cm" fo:min-width="4.5cm"/>
    </style:style>
    <style:style style:name="gr18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9" style:family="graphic" style:parent-style-name="standard">
      <style:graphic-properties draw:fill-color="#009900" draw:opacity="50%" draw:textarea-horizontal-align="justify" draw:textarea-vertical-align="middle" draw:auto-grow-height="false" fo:min-height="0.989cm" fo:min-width="3.9cm"/>
    </style:style>
    <style:style style:name="gr20" style:family="graphic" style:parent-style-name="standard">
      <style:graphic-properties svg:stroke-width="0.159cm" draw:marker-start="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421cm" fo:min-width="5.1cm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1.421cm" fo:min-width="3.6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24" style:family="graphic" style:parent-style-name="standard">
      <style:graphic-properties svg:stroke-width="0.159cm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54cm" fo:min-width="4.31cm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942cm" fo:min-width="4.098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1" style:family="graphic" style:parent-style-name="standard">
      <style:graphic-properties svg:stroke-width="0.106cm" svg:stroke-color="#ff6600" draw:marker-start-width="0.359cm" draw:marker-end-width="0.359cm" draw:fill="none" draw:textarea-horizontal-align="justify" draw:textarea-vertical-align="top" draw:auto-grow-height="false" fo:min-height="6.822cm" fo:min-width="6.572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66cc" draw:marker-start-width="0.359cm" draw:marker-end-width="0.359cm" draw:fill="none" draw:textarea-horizontal-align="justify" draw:textarea-vertical-align="middle" draw:auto-grow-height="false" fo:min-height="6.822cm" fo:min-width="6.572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6.822cm" fo:min-width="6.572cm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276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0066cc" draw:opacity="50%"/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9933ff" draw:opacity="50%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009900" draw:opacity="50%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-color="#0066cc" draw:opacity="50%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style:font-name="Comic Sans MS" fo:font-size="26pt" style:font-size-asian="26pt" style:font-size-complex="26pt"/>
    </style:style>
    <style:style style:name="P14" style:family="paragraph">
      <loext:graphic-properties draw:fill-color="#009900" draw:opacity="50%"/>
      <style:paragraph-properties fo:text-align="center"/>
      <style:text-properties style:font-name="Comic Sans MS" fo:font-size="26pt" style:font-size-asian="26pt" style:font-size-complex="26pt"/>
    </style:style>
    <style:style style:name="P1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color="#ff6600"/>
    </style:style>
    <style:style style:name="P19" style:family="paragraph">
      <loext:graphic-properties draw:fill="none"/>
      <style:paragraph-properties fo:text-align="center"/>
      <style:text-properties fo:color="#ff6600" fo:font-size="40pt" style:font-size-asian="40pt" style:font-size-complex="40pt"/>
    </style:style>
    <style:style style:name="P20" style:family="paragraph">
      <style:paragraph-properties fo:text-align="start"/>
      <style:text-properties fo:color="#0066cc"/>
    </style:style>
    <style:style style:name="P21" style:family="paragraph">
      <loext:graphic-properties draw:fill="none"/>
      <style:paragraph-properties fo:text-align="start"/>
      <style:text-properties fo:color="#0066cc" fo:font-size="40pt" style:font-size-asian="40pt" style:font-size-complex="40pt"/>
    </style:style>
    <style:style style:name="P22" style:family="paragraph">
      <style:paragraph-properties fo:text-align="end"/>
      <style:text-properties fo:color="#009900"/>
    </style:style>
    <style:style style:name="P23" style:family="paragraph">
      <loext:graphic-properties draw:fill="none"/>
      <style:paragraph-properties fo:text-align="end"/>
      <style:text-properties fo:color="#009900" fo:font-size="40pt" style:font-size-asian="40pt" style:font-size-complex="40pt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mic Sans MS" fo:font-size="20pt" style:font-size-asian="20pt" style:font-size-complex="20pt"/>
    </style:style>
    <style:style style:name="T5" style:family="text">
      <style:text-properties style:font-name="Comic Sans MS"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600" fo:font-size="40pt" style:font-size-asian="40pt" style:font-size-complex="40pt"/>
    </style:style>
    <style:style style:name="T8" style:family="text">
      <style:text-properties fo:color="#0066cc" fo:font-size="40pt" style:font-size-asian="40pt" style:font-size-complex="40pt"/>
    </style:style>
    <style:style style:name="T9" style:family="text">
      <style:text-properties fo:color="#009900" fo:font-size="40pt" style:font-size-asian="40pt" style:font-size-complex="40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xml:id="id1" draw:id="id1" draw:layer="layout" svg:width="5cm" svg:height="2.532cm" svg:x="4.2cm" svg:y="4cm">
          <text:p text:style-name="P1"><text:span text:style-name="T1">知識庫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.532cm" svg:x="4.2cm" svg:y="8.568cm">
          <text:p text:style-name="P1"><text:span text:style-name="T1">知識獲取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2.532cm" svg:x="19.2cm" svg:y="4cm">
          <text:p text:style-name="P1"><text:span text:style-name="T1">推論引擎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.532cm" svg:x="19.2cm" svg:y="8.568cm">
          <text:p text:style-name="P1"><text:span text:style-name="T1">結論解釋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cm" svg:height="2.532cm" svg:x="11.6cm" svg:y="8.568cm">
          <text:p text:style-name="P1"><text:span text:style-name="T1">數據庫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cm" svg:height="2cm" svg:x="4.2cm" svg:y="13.1cm">
          <text:p text:style-name="P3"><text:span text:style-name="T2">人機界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cm" svg:height="2cm" svg:x="4.2cm" svg:y="17.1cm">
          <text:p text:style-name="P1"><text:span text:style-name="T1">專家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cm" svg:x="19.2cm" svg:y="17.1cm">
          <text:p text:style-name="P1"><text:span text:style-name="T1">用戶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6.532cm" svg:x2="6.7cm" svg:y2="8.568cm" draw:start-shape="id1" draw:start-glue-point="2" draw:end-shape="id2" draw:end-glue-point="0" svg:d="M6700 6532v2036" svg:viewBox="0 0 1 2037">
          <text:p/>
        </draw:connector>
        <draw:connector draw:style-name="gr6" draw:text-style-name="P3" draw:layer="layout" svg:x1="9.2cm" svg:y1="5.266cm" svg:x2="19.2cm" svg:y2="5.266cm" draw:start-shape="id1" draw:start-glue-point="1" draw:end-shape="id3" svg:d="M9200 5266h10000" svg:viewBox="0 0 10001 1">
          <text:p/>
        </draw:connector>
        <draw:connector draw:style-name="gr7" draw:text-style-name="P3" xml:id="id5" draw:id="id5" draw:layer="layout" svg:x1="21.7cm" svg:y1="6.532cm" svg:x2="21.7cm" svg:y2="8.568cm" draw:start-shape="id3" draw:start-glue-point="2" draw:end-shape="id4" draw:end-glue-point="0" svg:d="M21700 6532v2036" svg:viewBox="0 0 1 2037">
          <text:p/>
        </draw:connector>
        <draw:connector draw:style-name="gr7" draw:text-style-name="P3" draw:layer="layout" svg:x1="21.7cm" svg:y1="7.55cm" svg:x2="14.1cm" svg:y2="8.568cm" draw:start-shape="id5" draw:start-glue-point="0" draw:end-shape="id6" draw:end-glue-point="0" svg:d="M21700 7550h-7600v1018" svg:viewBox="0 0 7601 1019">
          <text:p/>
        </draw:connector>
        <draw:line draw:style-name="gr8" draw:text-style-name="P7" draw:layer="layout" svg:x1="6.7cm" svg:y1="17.1cm" svg:x2="6.7cm" svg:y2="15.1cm">
          <text:p/>
        </draw:line>
        <draw:line draw:style-name="gr9" draw:text-style-name="P7" draw:layer="layout" svg:x1="6.7cm" svg:y1="13.101cm" svg:x2="6.7cm" svg:y2="11.1cm">
          <text:p/>
        </draw:line>
        <draw:line draw:style-name="gr10" draw:text-style-name="P7" draw:layer="layout" svg:x1="21.7cm" svg:y1="17.101cm" svg:x2="21.7cm" svg:y2="15.101cm">
          <text:p/>
        </draw:line>
        <draw:line draw:style-name="gr10" draw:text-style-name="P7" draw:layer="layout" svg:x1="21.7cm" svg:y1="13.102cm" svg:x2="21.7cm" svg:y2="11.101cm">
          <text:p/>
        </draw:line>
        <draw:custom-shape draw:style-name="gr11" draw:text-style-name="P7" draw:layer="layout" svg:width="22.4cm" svg:height="9.1cm" svg:x="3cm" svg:y="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8cm" svg:height="1.7cm" svg:x="11.1cm" svg:y="2.1cm">
          <draw:text-box>
            <text:p text:style-name="P1"><text:span text:style-name="T1">專家系統</text:span></text:p>
          </draw:text-box>
        </draw:frame>
        <draw:frame draw:style-name="gr13" draw:text-style-name="P9" draw:layer="layout" svg:width="5cm" svg:height="0.992cm" svg:x="4.2cm" svg:y="3.008cm">
          <draw:text-box>
            <text:p text:style-name="P3">初始規則</text:p>
          </draw:text-box>
        </draw:frame>
        <draw:frame draw:style-name="gr13" draw:text-style-name="P9" draw:layer="layout" svg:width="5cm" svg:height="0.992cm" svg:x="11.6cm" svg:y="11.108cm">
          <draw:text-box>
            <text:p text:style-name="P3">數據、變動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15" draw:text-style-name="P2" xml:id="id7" draw:id="id7" draw:layer="layout" svg:width="5cm" svg:height="1.693cm" svg:x="3.2cm" svg:y="0.8cm">
          <text:p text:style-name="P1"><text:span text:style-name="T1">開始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9" draw:id="id9" draw:layer="layout" svg:width="5cm" svg:height="2.532cm" svg:x="3.2cm" svg:y="7.229cm">
          <text:p text:style-name="P11"><text:span text:style-name="T3">取出規則</text:span><text:span text:style-name="T4">I</text:span><text:span text:style-name="T3">的</text:span></text:p>
          <text:p text:style-name="P11"><text:span text:style-name="T3">前提部份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" draw:id="id8" draw:layer="layout" svg:width="5cm" svg:height="1.261cm" svg:x="3.2cm" svg:y="3.7cm">
          <text:p text:style-name="P13"><text:span text:style-name="T5">I = 1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7cm" svg:y1="2.493cm" svg:x2="5.7cm" svg:y2="3.7cm" draw:start-shape="id7" draw:start-glue-point="2" draw:end-shape="id8" draw:end-glue-point="0" svg:d="M5700 2493v1207" svg:viewBox="0 0 1 1208">
          <text:p/>
        </draw:connector>
        <draw:custom-shape draw:style-name="gr17" draw:text-style-name="P12" xml:id="id13" draw:id="id13" draw:layer="layout" svg:width="5cm" svg:height="2.071cm" svg:x="3.2cm" svg:y="14.329cm">
          <text:p text:style-name="P11"><text:span text:style-name="T3">取出規則</text:span><text:span text:style-name="T4">I</text:span><text:span text:style-name="T3">的</text:span></text:p>
          <text:p text:style-name="P11"><text:span text:style-name="T3">結論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2" draw:id="id12" draw:layer="layout" svg:width="7cm" svg:height="2.2cm" svg:x="2.2cm" svg:y="11cm">
          <text:p text:style-name="P3">前提是否在</text:p>
          <text:p text:style-name="P3">數據庫中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9" draw:text-style-name="P14" xml:id="id11" draw:id="id11" draw:layer="layout" svg:width="4.4cm" svg:height="1.239cm" svg:x="11cm" svg:y="8.261cm">
          <text:p text:style-name="P13"><text:span text:style-name="T5">I </text:span><text:span text:style-name="T5">= </text:span><text:span text:style-name="T5">I </text:span><text:span text:style-name="T5">+ </text:span><text:span text:style-name="T5">1</text:span></text:p>
          <draw:enhanced-geometry svg:viewBox="0 0 21600 21600" draw:type="rectangle" draw:enhanced-path="M 0 0 L 21600 0 21600 21600 0 21600 0 0 Z N"/>
        </draw:custom-shape>
        <draw:connector draw:style-name="gr7" draw:text-style-name="P3" xml:id="id10" draw:id="id10" draw:layer="layout" svg:x1="5.7cm" svg:y1="4.961cm" svg:x2="5.7cm" svg:y2="7.229cm" draw:start-shape="id8" draw:start-glue-point="2" draw:end-shape="id9" draw:end-glue-point="0" svg:d="M5700 4961v2268" svg:viewBox="0 0 1 2269">
          <text:p/>
        </draw:connector>
        <draw:connector draw:style-name="gr20" draw:text-style-name="P3" draw:layer="layout" draw:line-skew="-1.649cm" svg:x1="5.7cm" svg:y1="6.095cm" svg:x2="13.2cm" svg:y2="8.261cm" draw:start-shape="id10" draw:start-glue-point="0" draw:end-shape="id11" draw:end-glue-point="0" svg:d="M5700 6095h7500v2166" svg:viewBox="0 0 7501 2167">
          <text:p/>
        </draw:connector>
        <draw:connector draw:style-name="gr20" draw:text-style-name="P3" draw:layer="layout" svg:x1="13.2cm" svg:y1="9.5cm" svg:x2="9.2cm" svg:y2="12.1cm" draw:start-shape="id11" draw:start-glue-point="2" draw:end-shape="id12" draw:end-glue-point="7" svg:d="M13200 9500v2600h-4000" svg:viewBox="0 0 4001 2601">
          <text:p/>
        </draw:connector>
        <draw:connector draw:style-name="gr7" draw:text-style-name="P3" draw:layer="layout" svg:x1="5.7cm" svg:y1="9.761cm" svg:x2="5.7cm" svg:y2="11cm" draw:start-shape="id9" draw:start-glue-point="2" draw:end-shape="id12" svg:d="M5700 9761v1239" svg:viewBox="0 0 1 1240">
          <text:p/>
        </draw:connector>
        <draw:custom-shape draw:style-name="gr21" draw:text-style-name="P12" xml:id="id15" draw:id="id15" draw:layer="layout" svg:width="5.6cm" svg:height="1.671cm" svg:x="9.8cm" svg:y="17.5cm">
          <text:p text:style-name="P11"><text:span text:style-name="T3">結論加入數據</text:span><text:span text:style-name="T3">庫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6" draw:id="id16" draw:layer="layout" svg:width="4.1cm" svg:height="1.671cm" svg:x="16.9cm" svg:y="17.5cm">
          <text:p text:style-name="P11"><text:span text:style-name="T3">結果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7cm" svg:y1="13.2cm" svg:x2="5.7cm" svg:y2="14.329cm" draw:start-shape="id12" draw:start-glue-point="6" draw:end-shape="id13" draw:end-glue-point="0" svg:d="M5700 13200v1129" svg:viewBox="0 0 1 1130">
          <text:p/>
        </draw:connector>
        <draw:connector draw:style-name="gr7" draw:text-style-name="P3" draw:layer="layout" svg:x1="5.7cm" svg:y1="16.4cm" svg:x2="5.701cm" svg:y2="17.5cm" draw:start-shape="id13" draw:start-glue-point="2" draw:end-shape="id14" draw:end-glue-point="4" svg:d="M5700 16400v549h1v551" svg:viewBox="0 0 2 1101">
          <text:p/>
        </draw:connector>
        <draw:connector draw:style-name="gr7" draw:text-style-name="P3" draw:layer="layout" svg:x1="8.4cm" svg:y1="18.3cm" svg:x2="9.8cm" svg:y2="18.335cm" draw:start-shape="id14" draw:start-glue-point="7" draw:end-shape="id15" svg:d="M8400 18300h700v35h700" svg:viewBox="0 0 1401 36">
          <text:p/>
        </draw:connector>
        <draw:connector draw:style-name="gr7" draw:text-style-name="P3" draw:layer="layout" svg:x1="15.4cm" svg:y1="18.335cm" svg:x2="16.9cm" svg:y2="18.335cm" draw:start-shape="id15" draw:start-glue-point="1" draw:end-shape="id16" draw:end-glue-point="3" svg:d="M15400 18335h1500" svg:viewBox="0 0 1501 1">
          <text:p/>
        </draw:connector>
        <draw:custom-shape draw:style-name="gr23" draw:text-style-name="P3" xml:id="id14" draw:id="id14" draw:layer="layout" svg:width="5.399cm" svg:height="1.599cm" svg:x="3.001cm" svg:y="17.5cm">
          <text:p text:style-name="P3">是新的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draw:line-skew="0.529cm" svg:x1="5.701cm" svg:y1="19.099cm" svg:x2="18.95cm" svg:y2="19.171cm" draw:start-shape="id14" draw:start-glue-point="6" draw:end-shape="id16" svg:d="M5701 19099v1101h13249v-1029" svg:viewBox="0 0 13250 1102">
          <text:p/>
        </draw:connector>
        <draw:frame draw:style-name="gr25" draw:text-style-name="P9" draw:layer="layout" svg:width="1.4cm" svg:height="0.962cm" svg:x="9.2cm" svg:y="11cm">
          <draw:text-box>
            <text:p text:style-name="P3">No</text:p>
          </draw:text-box>
        </draw:frame>
        <draw:frame draw:style-name="gr26" draw:text-style-name="P9" draw:layer="layout" svg:width="1.8cm" svg:height="0.962cm" svg:x="6.2cm" svg:y="13cm">
          <draw:text-box>
            <text:p text:style-name="P3">Yes</text:p>
          </draw:text-box>
        </draw:frame>
        <draw:frame draw:style-name="gr26" draw:text-style-name="P9" draw:layer="layout" svg:width="1.8cm" svg:height="0.962cm" svg:x="8.2cm" svg:y="17cm">
          <draw:text-box>
            <text:p text:style-name="P3">Yes</text:p>
          </draw:text-box>
        </draw:frame>
        <draw:frame draw:style-name="gr25" draw:text-style-name="P9" draw:layer="layout" svg:width="1.4cm" svg:height="0.962cm" svg:x="6cm" svg:y="19cm">
          <draw:text-box>
            <text:p text:style-name="P3">No</text:p>
          </draw:text-box>
        </draw:frame>
        <draw:custom-shape draw:style-name="gr27" draw:text-style-name="P15" draw:layer="layout" svg:width="6.8cm" svg:height="3.4cm" svg:x="18cm" svg:y="1cm">
          <text:p text:style-name="P3"><text:span text:style-name="T2">正向推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7" draw:layer="layout" svg:width="10.3cm" svg:height="1.242cm" svg:x="16.8cm" svg:y="5cm">
          <draw:text-box>
            <text:p text:style-name="P16"><text:span text:style-name="T6">已知條件，推論出結論。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custom-shape draw:style-name="gr15" draw:text-style-name="P2" xml:id="id17" draw:id="id17" draw:layer="layout" svg:width="5cm" svg:height="1.693cm" svg:x="3.2cm" svg:y="0.8cm">
          <text:p text:style-name="P1"><text:span text:style-name="T1">開始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9" draw:id="id19" draw:layer="layout" svg:width="5cm" svg:height="2.532cm" svg:x="3.2cm" svg:y="7.229cm">
          <text:p text:style-name="P11"><text:span text:style-name="T3">取出規則</text:span><text:span text:style-name="T4">I</text:span><text:span text:style-name="T3">的</text:span></text:p>
          <text:p text:style-name="P11"><text:span text:style-name="T3">結論部份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8" draw:id="id18" draw:layer="layout" svg:width="5cm" svg:height="1.261cm" svg:x="3.2cm" svg:y="3.7cm">
          <text:p text:style-name="P13"><text:span text:style-name="T5">I </text:span><text:span text:style-name="T5">= </text:span><text:span text:style-name="T5">1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7cm" svg:y1="2.493cm" svg:x2="5.7cm" svg:y2="3.7cm" draw:start-shape="id17" draw:start-glue-point="2" draw:end-shape="id18" draw:end-glue-point="0" svg:d="M5700 2493v1207" svg:viewBox="0 0 1 1208">
          <text:p/>
        </draw:connector>
        <draw:custom-shape draw:style-name="gr17" draw:text-style-name="P12" xml:id="id23" draw:id="id23" draw:layer="layout" svg:width="5cm" svg:height="2.071cm" svg:x="3.2cm" svg:y="14.329cm">
          <text:p text:style-name="P11"><text:span text:style-name="T3">取出規則</text:span><text:span text:style-name="T4">I</text:span><text:span text:style-name="T3">的</text:span></text:p>
          <text:p text:style-name="P11"><text:span text:style-name="T3">前提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2" draw:id="id22" draw:layer="layout" svg:width="7cm" svg:height="2.2cm" svg:x="2.2cm" svg:y="11cm">
          <text:p text:style-name="P3">結論是否在</text:p>
          <text:p text:style-name="P3">數據庫中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9" draw:text-style-name="P14" xml:id="id21" draw:id="id21" draw:layer="layout" svg:width="4.4cm" svg:height="1.239cm" svg:x="11cm" svg:y="8.261cm">
          <text:p text:style-name="P13"><text:span text:style-name="T5">I = I + 1</text:span></text:p>
          <draw:enhanced-geometry svg:viewBox="0 0 21600 21600" draw:type="rectangle" draw:enhanced-path="M 0 0 L 21600 0 21600 21600 0 21600 0 0 Z N"/>
        </draw:custom-shape>
        <draw:connector draw:style-name="gr7" draw:text-style-name="P3" xml:id="id20" draw:id="id20" draw:layer="layout" svg:x1="5.7cm" svg:y1="4.961cm" svg:x2="5.7cm" svg:y2="7.229cm" draw:start-shape="id18" draw:start-glue-point="2" draw:end-shape="id19" draw:end-glue-point="0" svg:d="M5700 4961v2268" svg:viewBox="0 0 1 2269">
          <text:p/>
        </draw:connector>
        <draw:connector draw:style-name="gr20" draw:text-style-name="P3" draw:layer="layout" draw:line-skew="-1.649cm" svg:x1="5.7cm" svg:y1="6.095cm" svg:x2="13.2cm" svg:y2="8.261cm" draw:start-shape="id20" draw:start-glue-point="0" draw:end-shape="id21" draw:end-glue-point="0" svg:d="M5700 6095h7500v2166" svg:viewBox="0 0 7501 2167">
          <text:p/>
        </draw:connector>
        <draw:connector draw:style-name="gr20" draw:text-style-name="P3" draw:layer="layout" svg:x1="13.2cm" svg:y1="9.5cm" svg:x2="9.2cm" svg:y2="12.1cm" draw:start-shape="id21" draw:start-glue-point="2" draw:end-shape="id22" draw:end-glue-point="7" svg:d="M13200 9500v2600h-4000" svg:viewBox="0 0 4001 2601">
          <text:p/>
        </draw:connector>
        <draw:connector draw:style-name="gr7" draw:text-style-name="P3" draw:layer="layout" svg:x1="5.7cm" svg:y1="9.761cm" svg:x2="5.7cm" svg:y2="11cm" draw:start-shape="id19" draw:start-glue-point="2" draw:end-shape="id22" svg:d="M5700 9761v1239" svg:viewBox="0 0 1 1240">
          <text:p/>
        </draw:connector>
        <draw:custom-shape draw:style-name="gr21" draw:text-style-name="P12" xml:id="id25" draw:id="id25" draw:layer="layout" svg:width="5.6cm" svg:height="1.671cm" svg:x="9.8cm" svg:y="17.5cm">
          <text:p text:style-name="P11"><text:span text:style-name="T3">前提加入數據</text:span><text:span text:style-name="T3">庫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26" draw:id="id26" draw:layer="layout" svg:width="4.1cm" svg:height="1.671cm" svg:x="16.9cm" svg:y="17.5cm">
          <text:p text:style-name="P11"><text:span text:style-name="T3">結果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7cm" svg:y1="13.2cm" svg:x2="5.7cm" svg:y2="14.329cm" draw:start-shape="id22" draw:start-glue-point="6" draw:end-shape="id23" draw:end-glue-point="0" svg:d="M5700 13200v1129" svg:viewBox="0 0 1 1130">
          <text:p/>
        </draw:connector>
        <draw:connector draw:style-name="gr7" draw:text-style-name="P3" draw:layer="layout" svg:x1="5.7cm" svg:y1="16.4cm" svg:x2="5.701cm" svg:y2="17.5cm" draw:start-shape="id23" draw:start-glue-point="2" draw:end-shape="id24" draw:end-glue-point="4" svg:d="M5700 16400v549h1v551" svg:viewBox="0 0 2 1101">
          <text:p/>
        </draw:connector>
        <draw:connector draw:style-name="gr7" draw:text-style-name="P3" draw:layer="layout" svg:x1="8.4cm" svg:y1="18.3cm" svg:x2="9.8cm" svg:y2="18.335cm" draw:start-shape="id24" draw:start-glue-point="7" draw:end-shape="id25" svg:d="M8400 18300h700v35h700" svg:viewBox="0 0 1401 36">
          <text:p/>
        </draw:connector>
        <draw:connector draw:style-name="gr7" draw:text-style-name="P3" draw:layer="layout" svg:x1="15.4cm" svg:y1="18.335cm" svg:x2="16.9cm" svg:y2="18.335cm" draw:start-shape="id25" draw:start-glue-point="1" draw:end-shape="id26" draw:end-glue-point="3" svg:d="M15400 18335h1500" svg:viewBox="0 0 1501 1">
          <text:p/>
        </draw:connector>
        <draw:custom-shape draw:style-name="gr23" draw:text-style-name="P3" xml:id="id24" draw:id="id24" draw:layer="layout" svg:width="5.399cm" svg:height="1.599cm" svg:x="3.001cm" svg:y="17.5cm">
          <text:p text:style-name="P3">是新的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draw:line-skew="0.529cm" svg:x1="5.701cm" svg:y1="19.099cm" svg:x2="18.95cm" svg:y2="19.171cm" draw:start-shape="id24" draw:start-glue-point="6" draw:end-shape="id26" svg:d="M5701 19099v1101h13249v-1029" svg:viewBox="0 0 13250 1102">
          <text:p/>
        </draw:connector>
        <draw:frame draw:style-name="gr25" draw:text-style-name="P9" draw:layer="layout" svg:width="1.4cm" svg:height="0.962cm" svg:x="9.2cm" svg:y="11cm">
          <draw:text-box>
            <text:p text:style-name="P3">No</text:p>
          </draw:text-box>
        </draw:frame>
        <draw:frame draw:style-name="gr26" draw:text-style-name="P9" draw:layer="layout" svg:width="1.8cm" svg:height="0.962cm" svg:x="6.2cm" svg:y="13cm">
          <draw:text-box>
            <text:p text:style-name="P3">Yes</text:p>
          </draw:text-box>
        </draw:frame>
        <draw:frame draw:style-name="gr26" draw:text-style-name="P9" draw:layer="layout" svg:width="1.8cm" svg:height="0.962cm" svg:x="8.2cm" svg:y="17cm">
          <draw:text-box>
            <text:p text:style-name="P3">Yes</text:p>
          </draw:text-box>
        </draw:frame>
        <draw:frame draw:style-name="gr25" draw:text-style-name="P9" draw:layer="layout" svg:width="1.4cm" svg:height="0.962cm" svg:x="6cm" svg:y="19cm">
          <draw:text-box>
            <text:p text:style-name="P3">No</text:p>
          </draw:text-box>
        </draw:frame>
        <draw:custom-shape draw:style-name="gr29" draw:text-style-name="P15" draw:layer="layout" svg:width="6.8cm" svg:height="3.4cm" svg:x="18cm" svg:y="1cm">
          <text:p text:style-name="P3"><text:span text:style-name="T2">逆向推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8.8cm" svg:height="2.233cm" svg:x="17.7cm" svg:y="4.947cm">
          <draw:text-box>
            <text:p text:style-name="P16"><text:span text:style-name="T6">先提出結論或假設，</text:span></text:p>
            <text:p text:style-name="P16"><text:span text:style-name="T6">再推論前提</text:span><text:span text:style-name="T6">(</text:span><text:span text:style-name="T6">條件</text:span><text:span text:style-name="T6">)</text:span><text:span text:style-name="T6">。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31" draw:text-style-name="P19" draw:layer="layout" svg:width="10cm" svg:height="10cm" svg:x="7cm" svg:y="2.4cm">
          <text:p text:style-name="P18"><text:span text:style-name="T7">自動控</text:span><text:span text:style-name="T7">制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21" draw:layer="layout" svg:width="10cm" svg:height="10cm" svg:x="4.001cm" svg:y="8.401cm">
          <text:p text:style-name="P20"><text:span text:style-name="T8">人工</text:span><text:span text:style-name="T8">智慧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3" draw:layer="layout" svg:width="10cm" svg:height="10cm" svg:x="10.001cm" svg:y="8.401cm">
          <text:p text:style-name="P22"><text:span text:style-name="T9">運算</text:span><text:span text:style-name="T9">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7" draw:layer="layout" svg:x1="12.4cm" svg:y1="9.8cm" svg:x2="11.6cm" svg:y2="9.8cm">
          <text:p/>
        </draw:line>
        <draw:line draw:style-name="gr34" draw:text-style-name="P7" draw:layer="layout" svg:x1="12.1cm" svg:y1="10.1cm" svg:x2="11.3cm" svg:y2="10.1cm">
          <text:p/>
        </draw:line>
        <draw:line draw:style-name="gr34" draw:text-style-name="P7" draw:layer="layout" svg:x1="12.7cm" svg:y1="10.1cm" svg:x2="11.9cm" svg:y2="10.1cm">
          <text:p/>
        </draw:line>
        <draw:line draw:style-name="gr34" draw:text-style-name="P7" draw:layer="layout" svg:x1="11.8cm" svg:y1="10.4cm" svg:x2="11cm" svg:y2="10.4cm">
          <text:p/>
        </draw:line>
        <draw:line draw:style-name="gr34" draw:text-style-name="P7" draw:layer="layout" svg:x1="12.5cm" svg:y1="10.4cm" svg:x2="11.7cm" svg:y2="10.4cm">
          <text:p/>
        </draw:line>
        <draw:line draw:style-name="gr34" draw:text-style-name="P7" draw:layer="layout" svg:x1="13cm" svg:y1="10.4cm" svg:x2="12.2cm" svg:y2="10.4cm">
          <text:p/>
        </draw:line>
        <draw:line draw:style-name="gr34" draw:text-style-name="P7" draw:layer="layout" svg:x1="13.1cm" svg:y1="10.7cm" svg:x2="12.3cm" svg:y2="10.7cm">
          <text:p/>
        </draw:line>
        <draw:line draw:style-name="gr34" draw:text-style-name="P7" draw:layer="layout" svg:x1="12.3cm" svg:y1="10.7cm" svg:x2="11.5cm" svg:y2="10.7cm">
          <text:p/>
        </draw:line>
        <draw:line draw:style-name="gr34" draw:text-style-name="P7" draw:layer="layout" svg:x1="11.6cm" svg:y1="10.7cm" svg:x2="10.8cm" svg:y2="10.7cm">
          <text:p/>
        </draw:line>
        <draw:line draw:style-name="gr34" draw:text-style-name="P7" draw:layer="layout" svg:x1="11.6cm" svg:y1="11cm" svg:x2="10.8cm" svg:y2="11cm">
          <text:p/>
        </draw:line>
        <draw:line draw:style-name="gr34" draw:text-style-name="P7" draw:layer="layout" svg:x1="12.3cm" svg:y1="11cm" svg:x2="11.5cm" svg:y2="11cm">
          <text:p/>
        </draw:line>
        <draw:line draw:style-name="gr34" draw:text-style-name="P7" draw:layer="layout" svg:x1="11.4cm" svg:y1="11cm" svg:x2="10.6cm" svg:y2="11cm">
          <text:p/>
        </draw:line>
        <draw:line draw:style-name="gr34" draw:text-style-name="P7" draw:layer="layout" svg:x1="13cm" svg:y1="11cm" svg:x2="12.2cm" svg:y2="11cm">
          <text:p/>
        </draw:line>
        <draw:line draw:style-name="gr34" draw:text-style-name="P7" draw:layer="layout" svg:x1="13.3cm" svg:y1="11cm" svg:x2="12.5cm" svg:y2="11cm">
          <text:p/>
        </draw:line>
        <draw:line draw:style-name="gr34" draw:text-style-name="P7" draw:layer="layout" svg:x1="13.4cm" svg:y1="11.3cm" svg:x2="12.6cm" svg:y2="11.3cm">
          <text:p/>
        </draw:line>
        <draw:line draw:style-name="gr34" draw:text-style-name="P7" draw:layer="layout" svg:x1="12.6cm" svg:y1="11.3cm" svg:x2="11.8cm" svg:y2="11.3cm">
          <text:p/>
        </draw:line>
        <draw:line draw:style-name="gr34" draw:text-style-name="P7" draw:layer="layout" svg:x1="11.7cm" svg:y1="11.3cm" svg:x2="10.9cm" svg:y2="11.3cm">
          <text:p/>
        </draw:line>
        <draw:line draw:style-name="gr34" draw:text-style-name="P7" draw:layer="layout" svg:x1="11.3cm" svg:y1="11.3cm" svg:x2="10.5cm" svg:y2="11.3cm">
          <text:p/>
        </draw:line>
        <draw:line draw:style-name="gr34" draw:text-style-name="P7" draw:layer="layout" svg:x1="12.4cm" svg:y1="11.3cm" svg:x2="11.6cm" svg:y2="11.3cm">
          <text:p/>
        </draw:line>
        <draw:line draw:style-name="gr34" draw:text-style-name="P7" draw:layer="layout" svg:x1="11.1cm" svg:y1="11.6cm" svg:x2="10.3cm" svg:y2="11.6cm">
          <text:p/>
        </draw:line>
        <draw:line draw:style-name="gr34" draw:text-style-name="P7" draw:layer="layout" svg:x1="11.8cm" svg:y1="11.6cm" svg:x2="11cm" svg:y2="11.6cm">
          <text:p/>
        </draw:line>
        <draw:line draw:style-name="gr34" draw:text-style-name="P7" draw:layer="layout" svg:x1="12.6cm" svg:y1="11.6cm" svg:x2="11.8cm" svg:y2="11.6cm">
          <text:p/>
        </draw:line>
        <draw:line draw:style-name="gr34" draw:text-style-name="P7" draw:layer="layout" svg:x1="13.1cm" svg:y1="11.6cm" svg:x2="12.3cm" svg:y2="11.6cm">
          <text:p/>
        </draw:line>
        <draw:line draw:style-name="gr34" draw:text-style-name="P7" draw:layer="layout" svg:x1="13.6cm" svg:y1="11.6cm" svg:x2="12.8cm" svg:y2="11.6cm">
          <text:p/>
        </draw:line>
        <draw:line draw:style-name="gr34" draw:text-style-name="P7" draw:layer="layout" svg:x1="13.7cm" svg:y1="11.9cm" svg:x2="12.9cm" svg:y2="11.9cm">
          <text:p/>
        </draw:line>
        <draw:line draw:style-name="gr34" draw:text-style-name="P7" draw:layer="layout" svg:x1="12.9cm" svg:y1="11.9cm" svg:x2="12.1cm" svg:y2="11.9cm">
          <text:p/>
        </draw:line>
        <draw:line draw:style-name="gr34" draw:text-style-name="P7" draw:layer="layout" svg:x1="12.4cm" svg:y1="11.9cm" svg:x2="11.6cm" svg:y2="11.9cm">
          <text:p/>
        </draw:line>
        <draw:line draw:style-name="gr34" draw:text-style-name="P7" draw:layer="layout" svg:x1="11.5cm" svg:y1="11.9cm" svg:x2="10.7cm" svg:y2="11.9cm">
          <text:p/>
        </draw:line>
        <draw:line draw:style-name="gr34" draw:text-style-name="P7" draw:layer="layout" svg:x1="12.2cm" svg:y1="11.9cm" svg:x2="11.4cm" svg:y2="11.9cm">
          <text:p/>
        </draw:line>
        <draw:line draw:style-name="gr34" draw:text-style-name="P7" draw:layer="layout" svg:x1="11cm" svg:y1="11.9cm" svg:x2="10.2cm" svg:y2="11.9cm">
          <text:p/>
        </draw:line>
        <draw:line draw:style-name="gr34" draw:text-style-name="P7" draw:layer="layout" svg:x1="11.4cm" svg:y1="12.2cm" svg:x2="10.6cm" svg:y2="12.2cm">
          <text:p/>
        </draw:line>
        <draw:line draw:style-name="gr34" draw:text-style-name="P7" draw:layer="layout" svg:x1="12.3cm" svg:y1="12.2cm" svg:x2="11.5cm" svg:y2="12.2cm">
          <text:p/>
        </draw:line>
        <draw:line draw:style-name="gr34" draw:text-style-name="P7" draw:layer="layout" svg:x1="12.9cm" svg:y1="12.2cm" svg:x2="12.1cm" svg:y2="12.2cm">
          <text:p/>
        </draw:line>
        <draw:line draw:style-name="gr34" draw:text-style-name="P7" draw:layer="layout" svg:x1="13.4cm" svg:y1="12.2cm" svg:x2="12.6cm" svg:y2="12.2cm">
          <text:p/>
        </draw:line>
        <draw:line draw:style-name="gr34" draw:text-style-name="P7" draw:layer="layout" svg:x1="11.5cm" svg:y1="12.2cm" svg:x2="10.7cm" svg:y2="12.2cm">
          <text:p/>
        </draw:line>
        <draw:line draw:style-name="gr35" draw:text-style-name="P7" draw:layer="layout" svg:x1="13.6cm" svg:y1="10.6cm" svg:x2="21.4cm" svg:y2="5.8cm">
          <text:p/>
        </draw:line>
        <draw:frame draw:style-name="gr36" draw:text-style-name="P25" draw:layer="layout" svg:width="2cm" svg:height="8.526cm" svg:x="22.4cm" svg:y="0.8cm">
          <draw:text-box>
            <text:p text:style-name="P24"><text:span text:style-name="T10">智慧型控制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10:03:52.698492362</meta:creation-date>
    <dc:date>2017-03-02T11:48:53.536971331</dc:date>
    <meta:editing-duration>PT1H1M50S</meta:editing-duration>
    <meta:editing-cycles>17</meta:editing-cycles>
    <meta:generator>LibreOffice/5.2.5.1$Linux_X86_64 LibreOffice_project/0312e1a284a7d50ca85a365c316c7abbf20a4d22</meta:generator>
    <meta:document-statistic meta:object-count="139"/>
  </office:meta>
</office:document-meta>
</file>